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erif" svg:font-family="'DejaVu Serif'" style:font-family-generic="roman" style:font-pitch="variable"/>
    <style:font-face style:name="Arial" svg:font-family="Arial" style:font-family-generic="swiss" style:font-pitch="variable"/>
    <style:font-face style:name="Unifont" svg:font-family="Unifont" style:font-family-generic="system" style:font-pitch="variable"/>
  </office:font-face-decls>
  <office:automatic-styles>
    <style:style style:name="P1" style:family="paragraph" style:parent-style-name="Standard">
      <style:text-properties officeooo:rsid="000e7176" officeooo:paragraph-rsid="000e7176"/>
    </style:style>
    <style:style style:name="P2" style:family="paragraph" style:parent-style-name="Standard">
      <style:text-properties fo:font-weight="bold" officeooo:rsid="000e7176" officeooo:paragraph-rsid="000e7176" style:font-weight-asian="bold" style:font-weight-complex="bold"/>
    </style:style>
    <style:style style:name="P3" style:family="paragraph" style:parent-style-name="Standard">
      <style:text-properties officeooo:rsid="001243ce" officeooo:paragraph-rsid="001243ce"/>
    </style:style>
    <style:style style:name="P4" style:family="paragraph" style:parent-style-name="Standard">
      <style:text-properties officeooo:rsid="001243ce" officeooo:paragraph-rsid="0014205f"/>
    </style:style>
    <style:style style:name="P5" style:family="paragraph" style:parent-style-name="Standard">
      <style:text-properties officeooo:rsid="001243ce" officeooo:paragraph-rsid="001a3007"/>
    </style:style>
    <style:style style:name="P6" style:family="paragraph" style:parent-style-name="Standard">
      <style:text-properties officeooo:rsid="001c12d3" officeooo:paragraph-rsid="001a3007"/>
    </style:style>
    <style:style style:name="T1" style:family="text">
      <style:text-properties officeooo:rsid="000f3a09"/>
    </style:style>
    <style:style style:name="T2" style:family="text">
      <style:text-properties officeooo:rsid="0010533f"/>
    </style:style>
    <style:style style:name="T3" style:family="text">
      <style:text-properties officeooo:rsid="001243ce"/>
    </style:style>
    <style:style style:name="T4" style:family="text">
      <style:text-properties officeooo:rsid="00140499"/>
    </style:style>
    <style:style style:name="T5" style:family="text">
      <style:text-properties officeooo:rsid="0014205f"/>
    </style:style>
    <style:style style:name="T6" style:family="text">
      <style:text-properties officeooo:rsid="001592d8"/>
    </style:style>
    <style:style style:name="T7" style:family="text">
      <style:text-properties officeooo:rsid="001680bf"/>
    </style:style>
    <style:style style:name="T8" style:family="text">
      <style:text-properties officeooo:rsid="00176973"/>
    </style:style>
    <style:style style:name="T9" style:family="text">
      <style:text-properties officeooo:rsid="0018ec42"/>
    </style:style>
    <style:style style:name="T10" style:family="text">
      <style:text-properties officeooo:rsid="001a3007"/>
    </style:style>
    <style:style style:name="T11" style:family="text">
      <style:text-properties officeooo:rsid="001c12d3"/>
    </style:style>
    <style:style style:name="T12" style:family="text">
      <style:text-properties officeooo:rsid="001de79d"/>
    </style:style>
    <style:style style:name="T13" style:family="text">
      <style:text-properties officeooo:rsid="001f560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C551 Lab 1</text:p>
      <text:p text:style-name="P1">Anton Paquin <text:span text:style-name="T11">(alone)</text:span></text:p>
      <text:p text:style-name="P1"/>
      <text:p text:style-name="P1"><text:tab/>I wrote a single-cycle CPU in verilog, and an assembler in python. It works, I’m pretty happy. This report describes what I did.</text:p>
      <text:p text:style-name="P1"/>
      <text:p text:style-name="P1"><text:tab/><text:span text:style-name="T1">I’ve provided a Makefile that can build all of my testbenches. It requires icarus verilog to run. The binary executables, and the value change dump “.vcd” files generated, are placed in the “sim” directory of my report. </text:span></text:p>
      <text:p text:style-name="P1"/>
      <text:p text:style-name="P1"><text:tab/><text:span text:style-name="T7">All combinational logic blocks are simulated as taking 1/20 of a clock cycle to execute.</text:span></text:p>
      <text:p text:style-name="P1"/>
      <text:p text:style-name="P1"/>
      <text:p text:style-name="P2">General structure</text:p>
      <text:p text:style-name="P1"/>
      <text:p text:style-name="P1"><text:tab/>As inputs, I provide switches to control the board’s reset, to control the clock speed, to disable execution, and to continue after a halt instruction.</text:p>
      <text:p text:style-name="P1"><text:tab/>As outputs, the board writes the contents of the registers <text:span text:style-name="T1">in hexadecimal </text:span>to the monitor via VGA, and displays the <text:span text:style-name="T1">program counter in decimal on the 7-segment display. I used the board’s LEDs for debugging at one point, and never bothered to disconnect them. </text:span></text:p>
      <text:p text:style-name="P1"/>
      <text:p text:style-name="P1"><text:tab/>The main module of the project (“main.v”) contains: the CPU module, the reporter module, <text:span text:style-name="T1">and a bunch of code to map the various input and output pins off the board</text:span>. <text:span text:style-name="T1">The main module was never meant to be simulated – it deals mostly with the physical board, and so it only really matters for synthesis.</text:span></text:p>
      <text:p text:style-name="P1"/>
      <text:p text:style-name="P1"><text:tab/><text:span text:style-name="T1">The two main modules are the CPU module and the reporter module. The CPU contains the brains of the lab – the actual implementation of the CPU. The reporter takes the exposed registers of the CPU, and controls their display on the VGA monitor and 7-segment display.</text:span></text:p>
      <text:p text:style-name="P1"/>
      <text:p text:style-name="P1"><text:tab/><text:span text:style-name="T1">The CPU module contains 4 submodules: instruction decode (“idecode.v”), memory (“memory.v”), the arithmetic logic unit (“alu.v”), and the register file (“regfile.v”). Because this is a single-cycle CPU, there isn’t any pipelining necessary. The function of the CPU module is mainly to connect the subcomponents. </text:span></text:p>
      <text:p text:style-name="P1"/>
      <text:p text:style-name="P1"><text:tab/><text:span text:style-name="T2">Instruction decode does most of the heavy lifting of the CPU. Idecode takes an input instruction, and produces the various control signals and register outputs that tell the rest of the CPU what components to enable and how to move values across the CPU. Important signals are:</text:span></text:p>
      <text:p text:style-name="P1"><text:tab/><text:span text:style-name="T3">register selects – tells the register file which register to take data from</text:span></text:p>
      <text:p text:style-name="P1"><text:tab/><text:span text:style-name="T3">data selects – tells where the data from a line is coming from (memory, register file, or immediate)</text:span></text:p>
      <text:p text:style-name="P1"><text:tab/><text:span text:style-name="T3">write enables – tells whether a value should be written to (compare register, memory, register file)</text:span></text:p>
      <text:p text:style-name="P1"><text:soft-page-break/><text:tab/><text:span text:style-name="T3">program counter select – tells where the next program counter should come from (jump target, increment, or halt)</text:span></text:p>
      <text:p text:style-name="P1"><text:tab/><text:span text:style-name="T3">alu opcode – tells the ALU what to do with the data lines</text:span></text:p>
      <text:p text:style-name="P3"><text:tab/>For multi-byte signals, I made sure to `define more readable constants at the head of “idecode.v”. This makes it so that the implementation is less dependant on the actual values of the constants.</text:p>
      <text:p text:style-name="P3"><text:tab/>Importantly, the instruction decode stage is stateless – it’s entirely combinational. This means it doesn’t depend on the clock, and so instructions can be decoded as soon as they come in, without waiting for an extra cycle.</text:p>
      <text:p text:style-name="P3"><text:tab/></text:p>
      <text:p text:style-name="P4"><text:tab/>The second module of CPU is the memory module. The memory module performs two reads and optionally one write per cycle. </text:p>
      <text:p text:style-name="P4"><text:tab/>One of the reads is hardcoded to the next value of the program counter – this fetches the next instruction to be executed. </text:p>
      <text:p text:style-name="P4"><text:tab/>The other read is for load word operations. This is implemented in a way that’s a bit of a hack – it reads on the falling edge of the clock, instead of the rising edge. This means that there is time for the read address to be read from the register file. <text:span text:style-name="T4">In my original design, this was done asynchronously; this proved to be impossible to synthesize.</text:span></text:p>
      <text:p text:style-name="P3"><text:tab/><text:span text:style-name="T5">The memory module will write the output of the ALU every cycle if it’s write enable pin is active. Additionally, under simulation it will $display the address and value written, so that memory access can be verified.</text:span></text:p>
      <text:p text:style-name="P3"><text:tab/><text:span text:style-name="T9">Memory is initialized to the binary data contained in “memory.list”, which is the program generated by the python assembler. </text:span></text:p>
      <text:p text:style-name="P3"/>
      <text:p text:style-name="P3"><text:tab/><text:span text:style-name="T6">The register file stores the six normal registers of the CPU, and provides read-only access to the program counter as a seventh register. It will write when enabled and read every cycle. It also allows read access to the entire register file via a 112-bit bus, which is passed up through the main module to the reporter.</text:span></text:p>
      <text:p text:style-name="P3"/>
      <text:p text:style-name="P3"><text:tab/><text:span text:style-name="T6">The arithmetic logic unit is the last module of the CPU. It takes two inputs and an opcode, and asynchronously produces an output. The opcodes supported by the ALU are “`define”d in “alu.v” and in “const.v”. </text:span></text:p>
      <text:p text:style-name="P3"/>
      <text:p text:style-name="P3"><text:tab/><text:span text:style-name="T8">These four modules make up the logic part of the lab.</text:span></text:p>
      <text:p text:style-name="P3"/>
      <text:p text:style-name="P3"><text:tab/></text:p>
      <text:p text:style-name="P3"><text:tab/><text:span text:style-name="T8">The second part of the lab is the reporter unit (“reporter.v”), which controls the VGA display and the 7-segment display. It reads the exposed registers from the register file, and puts them out on the visible user interfaces.</text:span></text:p>
      <text:p text:style-name="P3"><text:tab/></text:p>
      <text:p text:style-name="P3"><text:tab/><text:span text:style-name="T8">The 7-segment display controller (“seg7.v”) is fairly simple. It reads only from the program counter (r6). It converts that value to a decimal representation, and sends that to the 7-segment display. It contains `define macros for each decimal digit. Initially, I had problems with blurry numbers on the display; I solved this by dividing the clock signal down to about 1KHz. Then, I had problems with the representation of numbers on the display. I solved this by experimentation until I found which pin represented which LED. The AN and </text:span><text:soft-page-break/><text:span text:style-name="T8">LED signals are active-low, which makes everything inverted unless you know to look out for it.</text:span></text:p>
      <text:p text:style-name="P3"/>
      <text:p text:style-name="P3"><text:tab/><text:span text:style-name="T9">The VGA controller is more interesting. In order to display characters to the screen, I use two levels of abstraction – character display and terminal display. </text:span></text:p>
      <text:p text:style-name="P3"><text:tab/><text:span text:style-name="T9">The terminal display (“disp_term.v”) takes in the VGA counters, and also holds a 2d memory array controlling which character is located at each square in a grid composed of 8x8 squares. These can be written to synchronously with a standard memory interface. The reporter module does this by first initializing the register names on the left column, then cyling through each hex value of each register and writing it to the terminal memory.</text:span></text:p>
      <text:p text:style-name="P5"><text:tab/><text:span text:style-name="T10">As the vga counters move across the screen, the terminal display read which character is stored at the displayed location, and passes that information to the character display (“disp_char.v”) to decide whether the individual pixel should be active or not. The character display has its own memory, which is initialized by “char.list” with pixels corresponding to the letters A-Z, digits 0-9, and a space character. There are also 27 free spaces I could add new glyphs to. It looks up the appropriate value and writes it back to the pixel. </text:span></text:p>
      <text:p text:style-name="P5"><text:tab/><text:span text:style-name="T10">The reporter VGA system is demoed in the test bench via a faked VGA display (“vga_fake.v”). This is a pretty cool effect and I suggest running it (“make reporter &amp;&amp; cd sim &amp;&amp; ./run”), though the results might look weird unless your terminal has 234 columns and 53 rows.</text:span></text:p>
      <text:p text:style-name="P5"/>
      <text:p text:style-name="P5"><text:tab/><text:span text:style-name="T10">The Xilinx toolchain processes `include directives a bit differently from the tools that I use, so I’ve put preprocessor directives to control which one is being used. These are defined in “compiler.v” by uncommenting the line depending on which environment is active.</text:span></text:p>
      <text:p text:style-name="P6"/>
      <text:p text:style-name="P6"><text:tab/><text:span text:style-name="T12">The python assembler (“asm_tools.py”) takes either a hexcode or assembly file argument, and writes the appropriate “memory.list” file for initializing that file in memory. With a few more command line options, it could be made into a useful tool for the rest of the class – but for now, it’s fine as a simple little script.</text:span></text:p>
      <text:p text:style-name="P6"/>
      <text:p text:style-name="P6"><text:tab/><text:span text:style-name="T12">The project synthesizes and works pretty well, as far as I can tell. I expect that self-modifying code would fail if it wrote to the immediately following instruction, but otherwise it should behave. I’ve seen a few bugs when messing with the switches (especially reset – memory isn’t cleared on reset, which means the board needs to be restarted to truly reset the state). It’s hard to actually see execution on the fast setting, so it might be interesting to try to demo with some recursive / heavily nested assembly that takes a while to execute. </text:span></text:p>
      <text:p text:style-name="P6"/>
      <text:p text:style-name="P6"><text:tab/><text:span text:style-name="T13">I commented my code pretty sparsely. This is academic (short-term) work, and I am working alone, so the entire thing fits in my brain’s L3 cache. I typically write verbose code, so if you’re wondering what a particular part of the code does, it probably does what you think it does. For a larger project, or one that spans more than three days, you could expect to see a lot more of //thi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erif" svg:font-family="'DejaVu Serif'" style:font-family-generic="roman" style:font-pitch="variable"/>
    <style:font-face style:name="Arial" svg:font-family="Arial" style:font-family-generic="swiss" style:font-pitch="variable"/>
    <style:font-face style:name="Unifont" svg:font-family="Unifont"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DejaVu Serif" fo:font-size="12pt" fo:language="en" fo:country="US" style:letter-kerning="true" style:font-name-asian="Unifont" style:font-size-asian="10.5pt" style:language-asian="zh" style:country-asian="CN" style:font-name-complex="Unifont"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DejaVu Serif" fo:font-size="12pt" fo:language="en" fo:country="US" style:letter-kerning="true" style:font-name-asian="Unifont" style:font-size-asian="10.5pt" style:language-asian="zh" style:country-asian="CN" style:font-name-complex="Unifont"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Unifont" style:font-family-asian="Unifont" style:font-family-generic-asian="system" style:font-pitch-asian="variable" style:font-size-asian="14pt" style:font-name-complex="Unifont" style:font-family-complex="Unifont"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12T18:28:11.276722743</meta:creation-date>
    <dc:date>2018-03-12T20:34:28.063001994</dc:date>
    <meta:editing-duration>PT34M50S</meta:editing-duration>
    <meta:editing-cycles>9</meta:editing-cycles>
    <meta:generator>LibreOffice/5.4.4.2$Linux_X86_64 LibreOffice_project/40m0$Build-2</meta:generator>
    <meta:document-statistic meta:table-count="0" meta:image-count="0" meta:object-count="0" meta:page-count="3" meta:paragraph-count="40" meta:word-count="1399" meta:character-count="8263" meta:non-whitespace-character-count="6841"/>
  </office:meta>
</office:document-meta>
</file>